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inherit" svg:font-family="inherit" style:font-family-generic="system"/>
  </office:font-face-decl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2" style:num-suffix="." style:num-format="1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4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5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6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7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8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9" style:num-suffix="." style:num-format="1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</text:list-level-style-number>
    </text:list-style>
    <style:style style:name="P1" style:parent-style-name="Default" style:master-page-name="MP0" style:family="paragraph">
      <style:paragraph-properties fo:break-before="page" fo:text-align="center" fo:margin-left="-0.2958in" fo:text-indent="-0.0979in">
        <style:tab-stops/>
      </style:paragraph-properties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" style:parent-style-name="Default" style:family="paragraph">
      <style:paragraph-properties fo:text-align="center" fo:margin-left="-0.2958in" fo:text-indent="-0.0979in">
        <style:tab-stops/>
      </style:paragraph-properties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" style:parent-style-name="Default" style:family="paragraph">
      <style:paragraph-properties fo:text-align="center" fo:margin-left="-0.2958in" fo:text-indent="-0.0979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Default" style:family="paragraph">
      <style:paragraph-properties fo:text-align="center" fo:margin-left="-0.2958in" fo:text-indent="-0.0979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center" fo:margin-left="-0.2958in" fo:margin-right="-0.1298in" fo:text-indent="-0.0979in">
        <style:tab-stops/>
      </style:paragraph-properties>
    </style:style>
    <style:style style:name="T1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widows="0" fo:orphans="0" fo:text-align="center" fo:margin-right="-0.1298in" fo:text-indent="-0.0979in"/>
      <style:text-properties fo:font-size="14pt" style:font-size-asian="14pt" style:font-size-complex="14pt"/>
    </style:style>
    <style:style style:name="P12" style:parent-style-name="Standard" style:family="paragraph">
      <style:paragraph-properties fo:widows="0" fo:orphans="0" fo:text-align="center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15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20" style:parent-style-name="Обычный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text-transform="uppercase" fo:color="#000000" fo:font-size="16pt" style:font-size-asian="16pt" style:font-size-complex="16pt" style:language-asian="ru" style:country-asian="RU"/>
    </style:style>
    <style:style style:name="P21" style:parent-style-name="Standard" style:family="paragraph">
      <style:paragraph-properties fo:widows="0" fo:orphans="0" fo:text-align="center" fo:margin-bottom="0.1388in"/>
    </style:style>
    <style:style style:name="P22" style:parent-style-name="Standard" style:family="paragraph">
      <style:paragraph-properties fo:widows="0" fo:orphans="0" fo:text-align="center" fo:margin-bottom="0.1388in"/>
      <style:text-properties fo:font-size="14pt" style:font-size-asian="14pt" style:font-size-complex="14pt"/>
    </style:style>
    <style:style style:name="P23" style:parent-style-name="Standard" style:family="paragraph">
      <style:paragraph-properties fo:widows="0" fo:orphans="0" fo:text-align="center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P25" style:parent-style-name="Standard" style:family="paragraph">
      <style:paragraph-properties fo:widows="0" fo:orphans="0" fo:text-align="center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color="#000000" fo:font-size="14pt" style:font-size-asian="14pt" style:font-size-complex="14pt"/>
    </style:style>
    <style:style style:name="T28" style:parent-style-name="Основнойшрифтабзаца" style:family="text">
      <style:text-properties fo:color="#FF0000"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Standard" style:family="paragraph">
      <style:paragraph-properties fo:widows="0" fo:orphans="0" fo:text-align="center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fo:color="#282828" fo:font-size="14pt" style:font-size-asian="14pt" style:font-size-complex="14pt"/>
    </style:style>
    <style:style style:name="T33" style:parent-style-name="Основнойшрифтабзаца" style:family="text">
      <style:text-properties style:font-name="inherit" style:font-name-asian="inherit" style:font-name-complex="inherit" fo:font-weight="bold" style:font-weight-asian="bold" fo:color="#6CAFC9" fo:font-size="14pt" style:font-size-asian="14pt" style:font-size-complex="14pt"/>
    </style:style>
    <style:style style:name="T3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35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/>
    </style:style>
    <style:style style:name="T37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38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P39" style:parent-style-name="Standard" style:family="paragraph">
      <style:paragraph-properties fo:text-align="center"/>
      <style:text-properties style:language-asian="ar" style:country-asian="SA"/>
    </style:style>
    <style:style style:name="P40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widows="0" fo:orphans="0" fo:text-align="center" fo:line-height="150%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P44" style:parent-style-name="Standard" style:family="paragraph">
      <style:paragraph-properties fo:widows="0" fo:orphans="0" fo:text-align="center" fo:line-height="150%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P46" style:parent-style-name="Standard" style:family="paragraph">
      <style:paragraph-properties fo:widows="0" fo:orphans="0" fo:text-align="center" fo:line-height="150%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P48" style:parent-style-name="Standard" style:family="paragraph">
      <style:paragraph-properties fo:widows="0" fo:orphans="0" fo:text-align="center" fo:line-height="150%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P54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55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56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57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58" style:parent-style-name="Standard" style:family="paragraph">
      <style:paragraph-properties fo:widows="0" fo:orphans="0"/>
      <style:text-properties fo:font-size="14pt" style:font-size-asian="14pt" style:font-size-complex="14pt"/>
    </style:style>
    <style:style style:name="P59" style:parent-style-name="Standard" style:family="paragraph">
      <style:paragraph-properties fo:widows="0" fo:orphans="0" fo:text-align="center"/>
      <style:text-properties fo:font-size="14pt" style:font-size-asian="14pt" style:font-size-complex="14pt"/>
    </style:style>
    <style:style style:name="P60" style:parent-style-name="Standard" style:family="paragraph">
      <style:paragraph-properties fo:widows="0" fo:orphans="0" fo:text-align="center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Заголовок1" style:family="paragraph">
      <style:paragraph-properties fo:break-before="page" fo:text-align="center" fo:line-height="15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6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66" style:parent-style-name="Standard" style:family="paragraph">
      <style:paragraph-properties fo:text-align="justify" fo:line-height="150%" fo:text-indent="0.4923in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7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71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72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73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74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75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margin-left="0in" fo:text-indent="0.4923in">
        <style:tab-stops/>
      </style:paragraph-properties>
      <style:text-properties style:font-name="Times New Roman" style:font-name-complex="Times New Roman" fo:color="#000000" fo:font-size="14pt" style:font-size-asian="14pt" style:font-size-complex="14pt"/>
    </style:style>
    <style:style style:name="P77" style:parent-style-name="Заголовок1" style:family="paragraph">
      <style:paragraph-properties fo:break-before="page" fo:text-align="center" fo:margin-top="0in" fo:line-height="150%"/>
      <style:text-properties style:font-name="Times New Roman" style:font-name-complex="Times New Roman" fo:font-weight="bold" style:font-weight-asian="bold" style:use-window-font-color="true" fo:font-size="14pt" style:font-size-asian="14pt" style:font-size-complex="14pt" style:language-asian="ru" style:country-asian="RU"/>
    </style:style>
    <style:style style:name="P78" style:parent-style-name="Standard" style:family="paragraph">
      <style:paragraph-properties fo:text-align="center" fo:line-height="150%"/>
      <style:text-properties style:font-name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79" style:parent-style-name="Textbody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80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fo:language="en" fo:country="US" style:language-asian="ru" style:country-asian="RU"/>
    </style:style>
    <style:style style:name="T81" style:parent-style-name="StrongEmphasis" style:family="text">
      <style:text-properties style:font-name="Times New Roman" style:font-name-asian="Times New Roman" style:font-name-complex="Times New Roman" fo:font-weight="normal" style:font-weight-asian="normal" style:font-weight-complex="normal" fo:color="#000000" fo:font-size="14pt" style:font-size-asian="14pt" style:font-size-complex="14pt" fo:language="en" fo:country="US" style:language-asian="ru" style:country-asian="RU"/>
    </style:style>
    <style:style style:name="T82" style:parent-style-name="Гиперссылк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/>
    </style:style>
    <style:style style:name="P83" style:parent-style-name="Textbody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9" style:parent-style-name="Textbody" style:family="paragraph">
      <style:paragraph-properties fo:text-align="justify" fo:margin-bottom="0in" fo:line-height="150%" fo:margin-left="0in" fo:text-indent="0.4923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90" style:parent-style-name="Textbody" style:family="paragraph">
      <style:paragraph-properties fo:text-align="justify" fo:margin-bottom="0in" fo:line-height="150%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</office:automatic-styles>
  <office:body>
    <office:text text:use-soft-page-breaks="true">
      <text:p text:style-name="P1"><text:span text:style-name="T2">МИНОБРНАУКИ РОССИИ</text:span></text:p>
      <text:p text:style-name="P3"><text:span text:style-name="T4">Федеральное государственное бюджетное образовательное учреждение</text:span></text:p>
      <text:p text:style-name="P5"><text:span text:style-name="T6">высшего образования</text:span></text:p>
      <text:p text:style-name="P7"><text:span text:style-name="T8">«САРАТОВСКИЙ НАЦИОНАЛЬНЫЙ ИССЛЕДОВАТЕЛЬСКИЙ</text:span></text:p>
      <text:p text:style-name="P9"><text:span text:style-name="T10">ГОСУДАРСТВЕННЫЙ УНИВЕРСИТЕТ ИМЕНИ Н.Г. ЧЕРНЫШЕВСКОГО»</text:span></text:p>
      <text:p text:style-name="P11"/>
      <text:p text:style-name="P12"><text:span text:style-name="T13">Кафедра и</text:span><text:a xlink:href="https://www.sgu.ru/struktura/computersciences/contactinform" office:target-frame-name="_top" xlink:show="replace"><text:span text:style-name="T14">нформатики и программирования</text:span></text:a></text:p>
      <text:p text:style-name="P15"/>
      <text:p text:style-name="P16"/>
      <text:p text:style-name="P17"/>
      <text:p text:style-name="P18"/>
      <text:p text:style-name="P19"/>
      <text:p text:style-name="P20">Применение методов машинного обучения для прогнозирования оттока клиентов банка</text:p>
      <text:p text:style-name="P21"/>
      <text:p text:style-name="P22"><text:s text:c="2"/></text:p>
      <text:p text:style-name="P23"><text:span text:style-name="T24">КУРСОВАЯ РАБОТА</text:span></text:p>
      <text:p text:style-name="P25"><text:span text:style-name="T26">Студентки 2 курса 2</text:span><text:span text:style-name="T27">41</text:span><text:span text:style-name="T28"><text:s/></text:span><text:span text:style-name="T29">группы</text:span></text:p>
      <text:p text:style-name="P30"><text:span text:style-name="T31">Направления подготовки бакалавриата 02.03.03<text:s/></text:span><text:span text:style-name="T32">Математическое обеспечение и администрирование информационных систем</text:span><text:a xlink:href="https://www.sgu.ru/struktura/computersciences" office:target-frame-name="_top" xlink:show="replace"><text:span text:style-name="T33"><text:line-break/></text:span><text:span text:style-name="T34">Факультет компьютерных наук и информационных технологий</text:span></text:a></text:p>
      <text:p text:style-name="P35"/>
      <text:p text:style-name="P36"><text:span text:style-name="T37">Андреевой Елизаветы Ан</text:span><text:span text:style-name="T38">дреевной</text:span></text:p>
      <text:p text:style-name="P39"/>
      <text:p text:style-name="P40"/>
      <text:p text:style-name="P41"/>
      <text:p text:style-name="P42"><text:span text:style-name="T43">Научный руководитель:</text:span></text:p>
      <text:p text:style-name="P44"><text:span text:style-name="T45">Профессор каф. инфо. и прогр. <text:s text:c="6"/>_______________ <text:s text:c="23"/>П.В. Купцов</text:span></text:p>
      <text:p text:style-name="P46"><text:span text:style-name="T47">Зав. кафедрой:</text:span></text:p>
      <text:p text:style-name="P48"><text:span text:style-name="T49">Зав. кафедры инфо. и прогр. <text:s text:c="6"/>_______________ <text:s text:c="27"/>М.В. Огнёва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<text:span text:style-name="T61">Саратов 2025</text:span></text:p>
      <text:soft-page-break/>
      <text:h text:style-name="P62" text:outline-level="1">ВВЕДЕНИЕ</text:h>
      <text:p text:style-name="P63"/>
      <text:p text:style-name="P64">Современный этап развития банковского сектора характеризуется переходом к управлению, основанному на данных (data-driven approach), в условиях высокой конкуренции и насыщенности рынка. В этой ситуации ключевым активом финансовой организации становится лояльная клиентская база, а прогнозирование и предотвращение оттока клиентов превращается в одну из наиболее приоритетных задач. Как показывают исследования, в том числе аналитика McKinsey &amp; Company, удержание существующего клиента обходится в 5-7 раз дешевле, чем привлечение нового, а повышение уровня удержания всего на 5% может увеличить прибыль на 25-95% [1]. Это свидетельствует о прямой экономической целесообразности инвестиций в системы проактивного анализа клиентского поведения.</text:p>
      <text:p text:style-name="P65">Классические методы анализа оттока, основанные на ретроспективных отчетах и опросах, зачастую не позволяют действовать на опережение. В отличие от них, применение методов машинного обучения открывает возможность не только выявлять скрытые закономерности в<text:s/>исторических данных, но и строить прогнозные модели для идентификации клиентов группы риска до момента их ухода. Особую ценность в этом контексте представляет комплексный анализ, объединяющий традиционные финансовые показатели (кредитный рейтинг, остаток на счете) и метрики клиентского опыта, такие как удовлетворенность сервисом и наличие жалоб. Такой подход позволяет не только спрогнозировать вероятность оттока, но и интерпретировать его ключевые причины, что является основой для разработки целевых и эффективных стратегий удержания.</text:p>
      <text:p text:style-name="P66"><text:span text:style-name="T67">Целью данной работы</text:span><text:span text:style-name="T68"><text:s/>является разработка и исследование модели прогнозирования оттока клиентов банка, позволяющей идентифицировать клиентов с высоким риском ухода на основе анализа их финансового поведения и показателей удовлетво</text:span><text:span text:style-name="T69">ренности.</text:span></text:p>
      <text:p text:style-name="P70">Для достижения поставленной цели необходимо решить следующие задачи:</text:p>
      <text:soft-page-break/>
      <text:list text:style-name="LFO2" text:continue-numbering="true">
        <text:list-item>
          <text:p text:style-name="P71">Проанализировать современные подходы к прогнозированию оттока клиентов в банковской сфере, включая обзор методов машинного обучения, применяемых для решения задач бинарной классификации.</text:p>
        </text:list-item>
        <text:list-item>
          <text:p text:style-name="P72">Провести разведочный анализ данных (EDA) для выявления паттернов и аномалий, характеризующих поведение ушедших клиентов.</text:p>
        </text:list-item>
        <text:list-item>
          <text:p text:style-name="P73">Выполнить предобработку данных и инжиниринг признаков для повышения информативности исходного набора данных.</text:p>
        </text:list-item>
        <text:list-item>
          <text:p text:style-name="P74">Обучить и сравнить производительность нескольких классических моделей машинного обучения (логистическая регрессия, случайный лес, градиентный бустинг) для задачи бинарной классификации.</text:p>
        </text:list-item>
        <text:list-item>
          <text:p text:style-name="P75">Исследовать методы борьбы с дисбалансом классов в данных и провести калибровку вероятностей для выбора оптимального порога классификации.</text:p>
        </text:list-item>
        <text:list-item>
          <text:p text:style-name="P76">Проинтерпретировать результаты работы лучшей модели, определить ключевые факторы, влияющие на отток клиентов, и сформулировать на их основе практические рекомендации.</text:p>
        </text:list-item>
      </text:list>
      <text:h text:style-name="P77" text:outline-level="1"><text:bookmark-start text:name="_Toc177577086"/><text:bookmark-start text:name="__RefHeading___Toc10004_2000966885"/><text:soft-page-break/>СПИСОК ИСПОЛЬЗОВАННЫХ ИСТОЧНИКОВ<text:bookmark-end text:name="_Toc177577086"/><text:bookmark-end text:name="__RefHeading___Toc10004_2000966885"/></text:h>
      <text:p text:style-name="P78"/>
      <text:list text:style-name="LFO3" text:continue-numbering="true">
        <text:list-item>
          <text:p text:style-name="P79"><text:span text:style-name="T80">The</text:span><text:span text:style-name="T81"><text:s/>value of customer loyalty in banking [Электронный ресурс] // McKinsey &amp; Company. – 2022. – URL:<text:s/></text:span><text:a xlink:href="https://www.mckinsey.com/industries/financial-services/our-insights/the-value-of-customer-loyalty-in-banking" office:target-frame-name="_top" xlink:show="replace"><text:span text:style-name="T82">https://www.mckinsey.com/industries/financial-services/our-insights/the-value-of-customer-loyalty-in-banking</text:span></text:a></text:p>
        </text:list-item>
        <text:list-item>
          <text:p text:style-name="P83"><text:span text:style-name="T84">Введение в<text:s/></text:span><text:span text:style-name="T85">машинное обучение с помощью Python. Руководство для специалистов по работе с данными / Андреас Мюллер, Сара Гвидо<text:s/></text:span><text:span text:style-name="T86">–</text:span><text:span text:style-name="T87"><text:s/>Москва 2016 - 2017.<text:s/></text:span><text:span text:style-name="T88">– 393 с.</text:span></text:p>
        </text:list-item>
        <text:list-item>
          <text:p text:style-name="P89">Amin A. Customer churn prediction in the banking sector using machine learning models / A. Amin, F. Khan, I. Ali et al. // Journal of King Saud University - Computer and Information Sciences. – 2022. – Vol. 34. – P. 3841-3856.</text:p>
        </text:list-item>
      </text:list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inherit" svg:font-family="inheri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Tahoma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Arial" style:font-name-asian="Times New Roman" fo:color="#000000" style:language-asian="ru" style:country-asian="RU" fo:hyphenate="false"/>
    </style:style>
    <style:style style:name="NumberingSymbols" style:display-name="Numbering Symbols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</text:list-level-style-number>
      <text:list-level-style-number text:level="2" style:num-suffix="." style:num-format="1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1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</text:list-level-style-number>
      <text:list-level-style-number text:level="4" style:num-suffix="." style:num-format="1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</text:list-level-style-number>
      <text:list-level-style-number text:level="5" style:num-suffix="." style:num-format="1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</text:list-level-style-number>
      <text:list-level-style-number text:level="6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7" style:num-suffix="." style:num-format="1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</text:list-level-style-number>
      <text:list-level-style-number text:level="8" style:num-suffix="." style:num-format="1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9" style:num-suffix="." style:num-format="1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PC</meta:initial-creator>
    <dc:creator>Владислав</dc:creator>
    <meta:creation-date>2025-10-25T14:28:00Z</meta:creation-date>
    <dc:date>2025-10-25T14:29:00Z</dc:date>
    <meta:print-date>2025-10-24T17:27:00Z</meta:print-date>
    <meta:template xlink:href="Normal" xlink:type="simple"/>
    <meta:editing-cycles>3</meta:editing-cycles>
    <meta:editing-duration>PT420S</meta:editing-duration>
    <meta:document-statistic meta:page-count="4" meta:paragraph-count="8" meta:word-count="667" meta:character-count="4465" meta:row-count="31" meta:non-whitespace-character-count="3806"/>
  </office:meta>
</office:document-meta>
</file>